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50503632" text:id="ct5050363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51573648" text:id="ct515736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51574016" text:id="ct515740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51574288" text:id="ct5157428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50502880" text:id="ct5050288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50189456" text:id="ct5018945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50503632"/><text:change-start text:change-id="ct51573648"/>Adopt<text:change-end text:change-id="ct51573648"/>ed<text:change-start text:change-id="ct51574016"/> as a <text:change-end text:change-id="ct51574016"/>NMRA <text:change-start text:change-id="ct51574288"/>Standard<text:change-end text:change-id="ct51574288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50502880"/><text:change-start text:change-id="ct50189456"/>Version History<text:change-end text:change-id="ct5018945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0:48.402378195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1.2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30:48.316080699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2" meta:non-whitespace-character-count="383"/>
  </office:meta>
</office:document-meta>
</file>